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8f4" officeooo:paragraph-rsid="0004e8f4"/>
    </style:style>
    <style:style style:name="T1" style:family="text">
      <style:text-properties officeooo:rsid="0004e8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year I built my Hect0r companion. Hect0r was a tiny tank robot (basically a toaster with motors on it) that could make funny noises, respond to human interaction, have emotions, and move (semi) autonomously. But Hect0r isn't just your average toaster on wheels, Hect0r is a lethal balloon killing machine! Attached to Hect0r was a 1 watt laser turret with an automated targeting system that would seek out balloons and blast them out of the air like the latex scoundrels they are! Additionally, I released Hect0r's framework as an opensource python library - laser not included.</text:p>
      <text:p text:style-name="P1"/>
      <text:p text:style-name="P1">I love beach volleyball. Growing up on a farm in Western Pennsylvania hindered my ability to participate in beach related sports, so I wasn't introduced to the sandy battle-of-wits until my freshman year of college. I quickly dropped my $20 Amazon birthday gift card on a glow-in-the-dark volleyball so my dorm-mates and I could play long past the great volleyball in the sky’s sleepy decent (to much?). Volleyball helps me forget the constant stress of school. It forces me out of a library and into flip flops and a tank top – a relief that every University student needs.</text:p>
      <text:p text:style-name="P1"/>
      <text:p text:style-name="P1">Fields creating immersive atmospheres can make their settings exponentially more captivating with the adoption of augmented reality. Unfortunately, Disney World is significantly less "magical" for an adult than for a kid, but that's because adults see through Walt's facade. Adults know that Mickey is an eccentric theater student in a suit and that animatronics are a power supply, some if-statements, and overly-done voice lines. <text:s/>What if adults could strap on an augmented reality headset and be reintroduced to their childhood naivety. There would be no facade to debunk, because the augmented world couldn’t be differentiated from the re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09:32:14.690111978</meta:creation-date>
    <dc:date>2017-06-20T10:27:00.977509592</dc:date>
    <meta:editing-duration>PT3M5S</meta:editing-duration>
    <meta:editing-cycles>1</meta:editing-cycles>
    <meta:document-statistic meta:table-count="0" meta:image-count="0" meta:object-count="0" meta:page-count="1" meta:paragraph-count="3" meta:word-count="293" meta:character-count="1803" meta:non-whitespace-character-count="1510"/>
    <meta:generator>LibreOffice/5.1.6.2$Linux_X86_64 LibreOffice_project/10m0$Build-2</meta:generator>
  </office:meta>
</office:document-meta>
</file>